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4e50" officeooo:paragraph-rsid="00044e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License of OpenDreamOS</text:p>
      <text:p text:style-name="P1"/>
      <text:p text:style-name="P1">Our Code license is completely open,</text:p>
      <text:p text:style-name="P1">that means you can do whatever you want.</text:p>
      <text:p text:style-name="P1">Please try to improve our Operating System and not make an alternative one.</text:p>
      <text:p text:style-name="P1"/>
      <text:p text:style-name="P1"/>
      <text:p text:style-name="P1">-Dream OS Team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0-12-01T20:13:43.211000000</dc:date>
    <meta:editing-duration>PT7M10S</meta:editing-duration>
    <meta:editing-cycles>3</meta:editing-cycles>
    <meta:document-statistic meta:table-count="0" meta:image-count="0" meta:object-count="0" meta:page-count="1" meta:paragraph-count="5" meta:word-count="33" meta:character-count="187" meta:non-whitespace-character-count="159"/>
  </office:meta>
</office:document-meta>
</file>